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507658633"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3184815530"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36M5S</meta:editing-duration>
    <meta:editing-cycles>873</meta:editing-cycles>
    <meta:generator>LibreOffice/6.1.6.3$Linux_X86_64 LibreOffice_project/5896ab1714085361c45cf540f76f60673dd96a72</meta:generator>
    <dc:date>2019-08-25T12:16:53.443068690</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Globalscope.BasicLibraries.LoadLibrary( "MRILib" )
	'No hyphenation needed
	If para.ParaIsHyphenation = false Then
		Exit Sub
	EndIf
	vCurs = ThisComponent.currentController.getViewCursor()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For i = 0 To (Ubound(conversionTargets))
			replaceHyphen(conversionTargets(i))
		Next i
	EndIf
    para.ParaIsHyphenation = false
'	mri vCurs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